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24-12-0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24-01-11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23-01-01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21-12-03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20-01-18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19-02-02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18-01-31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17-01-23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15-12-15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15-01-15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13-12-03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12-12-11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11-12-07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10-12-16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10-01-19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09-02-0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08-01-28 22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07-01-25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06-01-18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05-01-19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04-02-03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03-02-05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02-01-10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01-01-25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2000-01-20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99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98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97-01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9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9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9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9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9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9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89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8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8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85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8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8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8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8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81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8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80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7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7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7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7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7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7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7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72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7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7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6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6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6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66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6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64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6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62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5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56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55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54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456095560101</text:p>
          </table:table-cell>
          <table:table-cell office:value-type="string" calcext:value-type="string">
            <text:p>1953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1" meta:object-count="0"/>
    <meta:user-defined meta:name="AppVersion">3.0</meta:user-defined>
  </office:meta>
</office:document-meta>
</file>